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2cm" fo:min-width="0cm"/>
    </style:style>
    <style:style style:name="gr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6cm" fo:min-width="0cm"/>
    </style:style>
    <style:style style:name="P1" style:family="paragraph">
      <style:text-properties fo:color="#729fcf" loext:opacity="100%"/>
    </style:style>
    <style:style style:name="P2" style:family="paragraph">
      <loext:graphic-properties draw:fill="none" draw:fill-color="#ffffff"/>
      <style:text-properties fo:color="#729fcf" loext:opacity="100%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text-position="33% 58%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style:text-position="-8% 58%" fo:font-style="italic" style:font-style-asian="italic" style:font-style-complex="italic"/>
    </style:style>
    <style:style style:name="T4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2.191cm" svg:height="0.962cm" svg:x="2.809cm" svg:y="4.288cm">
          <draw:text-box>
            <text:p text:style-name="P1">pH 14</text:p>
          </draw:text-box>
        </draw:frame>
        <draw:custom-shape draw:style-name="gr2" draw:text-style-name="P3" draw:layer="layout" svg:width="0.25cm" svg:height="2.25cm" svg:x="3.75cm" svg:y="5.15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4" draw:layer="layout" svg:width="2.25cm" svg:height="0.962cm" svg:x="5.75cm" svg:y="4.25cm">
            <draw:text-box>
              <text:p>VO<text:span text:style-name="T1">4</text:span></text:p>
            </draw:text-box>
          </draw:frame>
          <draw:frame draw:style-name="gr1" draw:text-style-name="P5" draw:layer="layout" svg:width="0.828cm" svg:height="0.962cm" svg:x="6.672cm" svg:y="4.25cm">
            <draw:text-box>
              <text:p><text:span text:style-name="T2">3-</text:span></text:p>
            </draw:text-box>
          </draw:frame>
        </draw:g>
        <draw:g>
          <draw:frame draw:style-name="gr3" draw:text-style-name="P4" draw:layer="layout" svg:width="2.25cm" svg:height="0.962cm" svg:x="5.75cm" svg:y="5.25cm">
            <draw:text-box>
              <text:p>HVO<text:span text:style-name="T1">4</text:span></text:p>
            </draw:text-box>
          </draw:frame>
          <draw:frame draw:style-name="gr1" draw:text-style-name="P5" draw:layer="layout" svg:width="0.828cm" svg:height="0.962cm" svg:x="7.148cm" svg:y="5.25cm">
            <draw:text-box>
              <text:p><text:span text:style-name="T2">3-</text:span></text:p>
            </draw:text-box>
          </draw:frame>
        </draw:g>
        <draw:frame draw:style-name="gr3" draw:text-style-name="P4" draw:layer="layout" svg:width="2.25cm" svg:height="0.962cm" svg:x="5.75cm" svg:y="6.238cm">
          <draw:text-box>
            <text:p>V<text:span text:style-name="T1">4</text:span>O<text:span text:style-name="T1">12</text:span></text:p>
          </draw:text-box>
        </draw:frame>
        <draw:frame draw:style-name="gr1" draw:text-style-name="P5" draw:layer="layout" svg:width="0.828cm" svg:height="0.962cm" svg:x="6.872cm" svg:y="6.226cm">
          <draw:text-box>
            <text:p><text:span text:style-name="T2">3-</text:span></text:p>
          </draw:text-box>
        </draw:frame>
        <draw:frame draw:style-name="gr4" draw:text-style-name="P4" draw:layer="layout" svg:width="5cm" svg:height="1.673cm" svg:x="5.75cm" svg:y="7.238cm">
          <draw:text-box>
            <text:p>H<text:span text:style-name="T3">n</text:span>V<text:span text:style-name="T1">10</text:span>O<text:span text:style-name="T1">28</text:span></text:p>
          </draw:text-box>
        </draw:frame>
        <draw:frame draw:style-name="gr1" draw:text-style-name="P5" draw:layer="layout" svg:width="1.4cm" svg:height="0.962cm" svg:x="7.75cm" svg:y="7.13cm">
          <draw:text-box>
            <text:p><text:span text:style-name="T2">(6-</text:span><text:span text:style-name="T4">n</text:span><text:span text:style-name="T2">)-</text:span></text:p>
          </draw:text-box>
        </draw:frame>
        <draw:frame draw:style-name="gr1" draw:text-style-name="P2" draw:layer="layout" svg:width="1.84cm" svg:height="0.962cm" svg:x="2.81cm" svg:y="7.288cm">
          <draw:text-box>
            <text:p text:style-name="P1">pH 6</text:p>
          </draw:text-box>
        </draw:frame>
        <draw:custom-shape draw:style-name="gr5" draw:text-style-name="P3" draw:layer="layout" svg:width="0.25cm" svg:height="1.85cm" svg:x="3.75cm" svg:y="8.1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826cm" svg:height="0.962cm" svg:x="5.799cm" svg:y="8.2cm">
          <draw:text-box>
            <text:p>V<text:span text:style-name="T1">2</text:span>O<text:span text:style-name="T1">5</text:span></text:p>
          </draw:text-box>
        </draw:frame>
        <draw:frame draw:style-name="gr1" draw:text-style-name="P4" draw:layer="layout" svg:width="1.623cm" svg:height="0.962cm" svg:x="5.799cm" svg:y="9.2cm">
          <draw:text-box>
            <text:p>VO<text:span text:style-name="T1">2</text:span></text:p>
          </draw:text-box>
        </draw:frame>
        <draw:frame draw:style-name="gr1" draw:text-style-name="P5" draw:layer="layout" svg:width="0.718cm" svg:height="0.962cm" svg:x="6.72cm" svg:y="9.136cm">
          <draw:text-box>
            <text:p><text:span text:style-name="T2">+</text:span></text:p>
          </draw:text-box>
        </draw:frame>
        <draw:frame draw:style-name="gr1" draw:text-style-name="P2" draw:layer="layout" svg:width="1.84cm" svg:height="0.962cm" svg:x="2.81cm" svg:y="9.888cm">
          <draw:text-box>
            <text:p text:style-name="P1">pH 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4T12:49:06.354000000</meta:creation-date>
    <dc:date>2022-04-04T13:01:17.675000000</dc:date>
    <meta:editing-duration>PT12M6S</meta:editing-duration>
    <meta:editing-cycles>12</meta:editing-cycles>
    <meta:generator>LibreOffice/7.3.1.3$Windows_X86_64 LibreOffice_project/a69ca51ded25f3eefd52d7bf9a5fad8c90b87951</meta:generator>
    <meta:document-statistic meta:object-count="18"/>
  </office:meta>
</office:document-meta>
</file>